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font-size="14pt" fo:font-weight="bold" officeooo:rsid="0013c02e" officeooo:paragraph-rsid="0013c02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rsid="0010939c" officeooo:paragraph-rsid="0010939c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3c02e" officeooo:paragraph-rsid="0013c02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c02e" officeooo:paragraph-rsid="0013c02e" style:font-weight-asian="normal" style:font-weight-complex="normal"/>
    </style:style>
    <style:style style:name="T1" style:family="text">
      <style:text-properties officeooo:rsid="0011d0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mediate HTML and CSS<text:span text:style-name="T1"> - Browser Compatibility</text:span></text:p>
      <text:p text:style-name="P2"/>
      <text:list xml:id="list1900564001" text:style-name="L2">
        <text:list-item>
          <text:p text:style-name="P1">TLDR:</text:p>
          <text:list>
            <text:list-item>
              <text:p text:style-name="P3">Different browsers use different engines which may cause compatibility issues when implementing new features.</text:p>
            </text:list-item>
          </text:list>
        </text:list-item>
      </text:list>
      <text:p text:style-name="P4"/>
      <text:list xml:id="list220823900996202" text:continue-numbering="true" text:style-name="L2">
        <text:list-item>
          <text:p text:style-name="P3">Chrome and Chromium uses Blink Engine while Safaru uses WebKit.</text:p>
        </text:list-item>
      </text:list>
      <text:p text:style-name="P4"/>
      <text:list xml:id="list220824204390255" text:continue-numbering="true" text:style-name="L2">
        <text:list-item>
          <text:p text:style-name="P3">Common web browsers are: Chrome, Safari, FireFox, and other Chromium-based browsers (Edge, Brave, etc.)</text:p>
          <text:list>
            <text:list-item>
              <text:p text:style-name="P3">If it works in Chrome, it will work in Chromium-based browsers.</text:p>
            </text:list-item>
          </text:list>
        </text:list-item>
      </text:list>
      <text:p text:style-name="P4"/>
      <text:list xml:id="list220824090761939" text:continue-numbering="true" text:style-name="L2">
        <text:list-item>
          <text:p text:style-name="P3">Mobile Browsers are becoming more prevalent as web browsers. There are a couple of specifics to keep in mind:</text:p>
          <text:list>
            <text:list-item>
              <text:p text:style-name="P3">Safari (WebKit) is the only supported browser for iOS and iPadOS. Other browsers are merely a reskin.</text:p>
            </text:list-item>
          </text:list>
        </text:list-item>
      </text:list>
      <text:p text:style-name="P4"/>
      <text:list xml:id="list220823353999281" text:continue-numbering="true" text:style-name="L2">
        <text:list-item>
          <text:list>
            <text:list-item>
              <text:p text:style-name="P3">There are a magnitude of screen sizes for mobile devices. This causes compatibility to be in a range of screen sizes rather than for a certain device.</text:p>
            </text:list-item>
          </text:list>
        </text:list-item>
      </text:list>
      <text:p text:style-name="P4"/>
      <text:list xml:id="list220824328628346" text:continue-numbering="true" text:style-name="L2">
        <text:list-item>
          <text:list>
            <text:list-item>
              <text:p text:style-name="P3">When you are emulating a phone on a web browser, you are only emulating the screen size, not the engine.</text:p>
            </text:list-item>
          </text:list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149" meta:character-count="865" meta:non-whitespace-character-count="735"/>
  </office:meta>
</office:document-meta>
</file>